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76C0000043A261CE4E298D73C0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5cm"/>
      <style:paragraph-properties style:writing-mode="lr-tb"/>
    </style:style>
    <style:style style:name="gr3" style:family="graphic" style:parent-style-name="objectwithoutfill">
      <style:graphic-properties svg:stroke-color="#ffbf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8" style:family="graphic" style:parent-style-name="objectwithoutfill">
      <style:graphic-properties svg:stroke-color="#729fcf" draw:marker-start="" draw:marker-end="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5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2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1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8.7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ffbf00" loext:opacity="100%" fo:font-size="2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bf00" loext:opacity="100%"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Ubuntu Mono2" fo:font-size="16pt"/>
    </style:style>
    <style:style style:name="T1" style:family="text">
      <style:text-properties fo:color="#ffbf00" loext:opacity="100%"/>
    </style:style>
    <style:style style:name="T2" style:family="text">
      <style:text-properties fo:color="#5983b0" loext:opacity="100%" fo:font-size="20pt"/>
    </style:style>
    <style:style style:name="T3" style:family="text">
      <style:text-properties fo:color="#000000" loext:opacity="100%" style:font-name="Ubuntu Mono2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5cm" svg:y1="0.5cm" svg:x2="5.25cm" svg:y2="5.25cm">
          <text:p/>
        </draw:line>
        <draw:frame draw:style-name="gr2" draw:text-style-name="P2" draw:layer="layout" svg:width="2.805cm" svg:height="1.195cm" svg:x="1.75cm" svg:y="2.25cm">
          <draw:text-box>
            <text:p>130px</text:p>
          </draw:text-box>
        </draw:frame>
        <draw:line draw:style-name="gr1" draw:text-style-name="P1" draw:layer="layout" svg:x1="12.75cm" svg:y1="5.25cm" svg:x2="6.25cm" svg:y2="5.25cm">
          <text:p/>
        </draw:line>
        <draw:frame draw:style-name="gr2" draw:text-style-name="P3" draw:layer="layout" svg:width="2.805cm" svg:height="1.195cm" svg:x="8cm" svg:y="5.555cm">
          <draw:text-box>
            <text:p><text:span text:style-name="T1">190px</text:span></text:p>
          </draw:text-box>
        </draw:frame>
        <draw:line draw:style-name="gr1" draw:text-style-name="P1" draw:layer="layout" svg:x1="5.25cm" svg:y1="0.5cm" svg:x2="5.25cm" svg:y2="5.25cm">
          <text:p/>
        </draw:line>
        <draw:line draw:style-name="gr3" draw:text-style-name="P1" draw:layer="layout" svg:x1="18.25cm" svg:y1="6cm" svg:x2="18.25cm" svg:y2="7.25cm">
          <text:p/>
        </draw:line>
        <draw:frame draw:style-name="gr4" draw:text-style-name="P3" draw:layer="layout" svg:width="2.335cm" svg:height="1.195cm" svg:x="19.001cm" svg:y="6.001cm">
          <draw:text-box>
            <text:p><text:span text:style-name="T1">40px</text:span></text:p>
          </draw:text-box>
        </draw:frame>
        <draw:line draw:style-name="gr3" draw:text-style-name="P1" draw:layer="layout" svg:x1="18.125cm" svg:y1="11.4cm" svg:x2="18.125cm" svg:y2="12.65cm">
          <text:p/>
        </draw:line>
        <draw:frame draw:style-name="gr4" draw:text-style-name="P3" draw:layer="layout" svg:width="2.335cm" svg:height="1.195cm" svg:x="18.876cm" svg:y="11.401cm">
          <draw:text-box>
            <text:p><text:span text:style-name="T1">40px</text:span></text:p>
          </draw:text-box>
        </draw:frame>
        <draw:line draw:style-name="gr1" draw:text-style-name="P1" draw:layer="layout" svg:x1="56cm" svg:y1="14.25cm" svg:x2="6.25cm" svg:y2="14.25cm">
          <text:p/>
        </draw:line>
        <draw:frame draw:style-name="gr5" draw:text-style-name="P2" draw:layer="layout" svg:width="3.211cm" svg:height="1.195cm" svg:x="29.751cm" svg:y="13.251cm">
          <draw:text-box>
            <text:p>1140px</text:p>
          </draw:text-box>
        </draw:frame>
        <draw:line draw:style-name="gr1" draw:text-style-name="P1" draw:layer="layout" svg:x1="37cm" svg:y1="25.5cm" svg:x2="5.75cm" svg:y2="25.5cm">
          <text:p/>
        </draw:line>
        <draw:frame draw:style-name="gr6" draw:text-style-name="P2" draw:layer="layout" svg:width="1.679cm" svg:height="1.195cm" svg:x="18.752cm" svg:y="24.252cm">
          <draw:text-box>
            <text:p>2/3</text:p>
          </draw:text-box>
        </draw:frame>
        <draw:line draw:style-name="gr1" draw:text-style-name="P1" draw:layer="layout" svg:x1="57cm" svg:y1="25.5cm" svg:x2="38.5cm" svg:y2="25.5cm">
          <text:p/>
        </draw:line>
        <draw:frame draw:style-name="gr6" draw:text-style-name="P2" draw:layer="layout" svg:width="1.679cm" svg:height="1.195cm" svg:x="46.753cm" svg:y="24.253cm">
          <draw:text-box>
            <text:p>1/3</text:p>
          </draw:text-box>
        </draw:frame>
        <draw:line draw:style-name="gr1" draw:text-style-name="P1" draw:layer="layout" svg:x1="38.5cm" svg:y1="25.5cm" svg:x2="37.1cm" svg:y2="25.5cm">
          <text:p/>
        </draw:line>
        <draw:frame draw:style-name="gr7" draw:text-style-name="P2" draw:layer="layout" svg:width="2.996cm" svg:height="2.139cm" svg:x="36.854cm" svg:y="24.2cm">
          <draw:text-box>
            <text:p>60px</text:p>
          </draw:text-box>
        </draw:frame>
        <draw:line draw:style-name="gr8" draw:text-style-name="P1" draw:layer="layout" svg:x1="22cm" svg:y1="10.75cm" svg:x2="23.75cm" svg:y2="11cm">
          <text:p/>
        </draw:line>
        <draw:frame draw:style-name="gr9" draw:text-style-name="P4" draw:layer="layout" svg:width="15.25cm" svg:height="3.399cm" svg:x="24cm" svg:y="10cm">
          <draw:text-box>
            <text:p><text:span text:style-name="T2">12px</text:span></text:p>
            <text:p><text:span text:style-name="T2">active page or hover : light-purple</text:span></text:p>
          </draw:text-box>
        </draw:frame>
        <draw:line draw:style-name="gr8" draw:text-style-name="P1" draw:layer="layout" svg:x1="34.25cm" svg:y1="8.5cm" svg:x2="36cm" svg:y2="8cm">
          <text:p/>
        </draw:line>
        <draw:frame draw:style-name="gr10" draw:text-style-name="P4" draw:layer="layout" svg:width="9cm" svg:height="3.083cm" svg:x="36.033cm" svg:y="7.218cm">
          <draw:text-box>
            <text:p><text:span text:style-name="T2">40px</text:span></text:p>
          </draw:text-box>
        </draw:frame>
        <draw:line draw:style-name="gr8" draw:text-style-name="P1" draw:layer="layout" svg:x1="18.225cm" svg:y1="3.751cm" svg:x2="19.725cm" svg:y2="2.001cm">
          <text:p/>
        </draw:line>
        <draw:frame draw:style-name="gr10" draw:text-style-name="P4" draw:layer="layout" svg:width="9cm" svg:height="3.083cm" svg:x="19.725cm" svg:y="1.001cm">
          <draw:text-box>
            <text:p><text:span text:style-name="T2">14px</text:span></text:p>
            <text:p><text:span text:style-name="T2">text-darkgray</text:span></text:p>
            <text:p><text:span text:style-name="T2">hover : medium-purple</text:span></text:p>
          </draw:text-box>
        </draw:frame>
        <draw:line draw:style-name="gr8" draw:text-style-name="P1" draw:layer="layout" svg:x1="11.25cm" svg:y1="16cm" svg:x2="12.725cm" svg:y2="16.001cm">
          <text:p/>
        </draw:line>
        <draw:frame draw:style-name="gr9" draw:text-style-name="P4" draw:layer="layout" svg:width="15.25cm" svg:height="3.399cm" svg:x="12.975cm" svg:y="15.001cm">
          <draw:text-box>
            <text:p><text:span text:style-name="T2">40px</text:span></text:p>
            <text:p><text:span text:style-name="T2">text-darkgray</text:span></text:p>
          </draw:text-box>
        </draw:frame>
        <draw:line draw:style-name="gr8" draw:text-style-name="P1" draw:layer="layout" svg:x1="4.75cm" svg:y1="21.25cm" svg:x2="5.75cm" svg:y2="21.25cm">
          <text:p/>
        </draw:line>
        <draw:frame draw:style-name="gr9" draw:text-style-name="P6" draw:layer="layout" svg:width="5.049cm" svg:height="3.399cm" svg:x="-0.049cm" svg:y="20.002cm">
          <draw:text-box>
            <text:p text:style-name="P5"><text:span text:style-name="T2">14px</text:span></text:p>
            <text:p text:style-name="P5"><text:span text:style-name="T2">text-darkgray</text:span></text:p>
          </draw:text-box>
        </draw:frame>
        <draw:line draw:style-name="gr8" draw:text-style-name="P1" draw:layer="layout" svg:x1="51.962cm" svg:y1="17.75cm" svg:x2="52.727cm" svg:y2="18cm">
          <text:p/>
        </draw:line>
        <draw:frame draw:style-name="gr9" draw:text-style-name="P4" draw:layer="layout" svg:width="6.664cm" svg:height="3.399cm" svg:x="52.836cm" svg:y="17cm">
          <draw:text-box>
            <text:p><text:span text:style-name="T2">14px</text:span></text:p>
            <text:p><text:span text:style-name="T2">text-lightgray</text:span></text:p>
          </draw:text-box>
        </draw:frame>
        <draw:line draw:style-name="gr8" draw:text-style-name="P1" draw:layer="layout" svg:x1="51.951cm" svg:y1="17.751cm" svg:x2="52.716cm" svg:y2="18.001cm">
          <text:p/>
        </draw:line>
        <draw:frame draw:style-name="gr11" draw:text-style-name="P2" draw:layer="layout" svg:width="12.029cm" svg:height="1.195cm" svg:x="45.752cm" svg:y="11.252cm">
          <draw:text-box>
            <text:p>background-color : dark-purple</text:p>
          </draw:text-box>
        </draw:frame>
        <draw:frame draw:style-name="gr12" draw:text-style-name="P2" draw:layer="layout" svg:width="7.749cm" svg:height="2.139cm" svg:x="5.501cm" svg:y="10.25cm">
          <draw:text-box>
            <text:p>background-color : </text:p>
            <text:p>medium-purple</text:p>
          </draw:text-box>
        </draw:frame>
        <draw:frame draw:style-name="gr13" draw:text-style-name="P2" draw:layer="layout" svg:width="15.649cm" svg:height="1.195cm" svg:x="43.101cm" svg:y="1.25cm">
          <draw:text-box>
            <text:p>background-color : background-lightgray</text:p>
          </draw:text-box>
        </draw:frame>
        <draw:frame draw:style-name="gr14" draw:text-style-name="P7" draw:layer="layout" svg:width="9.295cm" svg:height="4.192cm" svg:x="9.25cm" svg:y="26.75cm">
          <draw:text-box>
            <text:p><text:span text:style-name="T3">Colors hexes :</text:span></text:p>
            <text:p><text:span text:style-name="T3">- background-lightgray: #f5f5f5</text:span></text:p>
            <text:p><text:span text:style-name="T3">- text-dark-gray : #333333</text:span></text:p>
            <text:p><text:span text:style-name="T3">- text-light-gray : #999999</text:span></text:p>
            <text:p><text:span text:style-name="T3">- dark-purple : #2d1a47</text:span></text:p>
            <text:p><text:span text:style-name="T3">- medium-purple : #61259e</text:span></text:p>
            <text:p><text:span text:style-name="T3">- light-purple : #A26CD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76C0000043A261CE4E298D73C0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bf0041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bf0041" draw:marker-start="Arrowheads_20_1" draw:marker-start-width="0.5cm" draw:marker-end="Arrowheads_20_2" draw:marker-end-width="0.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cm" fo:page-height="34.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09-10T14:24:37.941925060</dc:date>
    <meta:editing-duration>PT14M48S</meta:editing-duration>
    <meta:editing-cycles>5</meta:editing-cycles>
    <meta:generator>LibreOffice/7.3.5.2$Linux_X86_64 LibreOffice_project/30$Build-2</meta:generator>
    <meta:document-statistic meta:object-count="34"/>
  </office:meta>
</office:document-meta>
</file>